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DFElementMapping.getDOM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FElement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FElementMapping.RDFElemen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FElementMapping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